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sans-serif"/>
    <style:font-face style:name="Google Sans" svg:font-family="'Google Sans', arial, sans-serif"/>
    <style:font-face style:name="IBM Plex Sans" svg:font-family="'IBM Plex Sans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unito" svg:font-family="Nunito, sans-serif"/>
    <style:font-face style:name="Open Sans" svg:font-family="'Open Sans', Arial, Helvetica, sans-serif"/>
    <style:font-face style:name="Open Sans1" svg:font-family="'Open Sans', Helvetica, Arial, Lucida, sans-serif"/>
    <style:font-face style:name="OpenSymbol" svg:font-family="OpenSymbol" style:font-charset="x-symbol"/>
    <style:font-face style:name="arial" svg:font-family="arial, sans-serif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7944c" officeooo:paragraph-rsid="0007944c"/>
    </style:style>
    <style:style style:name="P2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Liberation Serif" fo:font-size="13pt" fo:font-style="normal" style:text-underline-style="none" fo:font-weight="normal" officeooo:rsid="0007944c" officeooo:paragraph-rsid="0007944c" style:text-blinking="false" fo:background-color="transparent" style:font-size-asian="13pt" style:font-size-complex="13pt"/>
    </style:style>
    <style:style style:name="P3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Liberation Serif" fo:font-size="13pt" fo:font-style="normal" style:text-underline-style="none" fo:font-weight="normal" style:text-blinking="false" fo:background-color="transparent" style:font-size-asian="13pt" style:font-size-complex="13pt"/>
    </style:style>
    <style:style style:name="P4" style:family="paragraph" style:parent-style-name="Text_20_body" style:list-style-name="L1">
      <style:paragraph-properties fo:margin-left="0cm" fo:margin-right="0cm" fo:margin-top="0cm" fo:margin-bottom="0.106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02124" loext:opacity="100%" style:font-name="Liberation Serif" fo:font-size="12pt" fo:letter-spacing="normal" fo:font-style="normal" fo:font-weight="normal" officeooo:paragraph-rsid="0007e97b" style:font-size-asian="12pt" style:font-size-complex="12pt"/>
    </style:style>
    <style:style style:name="P5" style:family="paragraph" style:parent-style-name="Text_20_body">
      <style:text-properties officeooo:rsid="0007944c" officeooo:paragraph-rsid="0007944c"/>
    </style:style>
    <style:style style:name="P6" style:family="paragraph" style:parent-style-name="Text_20_body" style:list-style-name="L1">
      <style:paragraph-properties fo:margin-left="0cm" fo:margin-right="0cm" fo:margin-top="0cm" fo:margin-bottom="0.106cm" style:contextual-spacing="false" fo:text-align="start" style:justify-single-word="false" fo:orphans="2" fo:widows="2" fo:text-indent="0cm" style:auto-text-indent="false" fo:padding="0cm" fo:border="none"/>
      <style:text-properties officeooo:paragraph-rsid="0007e97b"/>
    </style:style>
    <style:style style:name="P7" style:family="paragraph" style:parent-style-name="Text_20_body">
      <style:paragraph-properties fo:text-align="start" style:justify-single-word="false"/>
      <style:text-properties officeooo:paragraph-rsid="0007e97b"/>
    </style:style>
    <style:style style:name="P8" style:family="paragraph" style:parent-style-name="Text_20_body">
      <style:text-properties officeooo:paragraph-rsid="0007944c"/>
    </style:style>
    <style:style style:name="P9" style:family="paragraph" style:parent-style-name="Text_20_body">
      <style:text-properties style:font-name="Liberation Serif" fo:font-size="13pt" fo:font-weight="normal" officeooo:paragraph-rsid="0007944c" style:font-size-asian="13pt" style:font-weight-asian="normal" style:font-size-complex="13pt" style:font-weight-complex="normal"/>
    </style:style>
    <style:style style:name="P10" style:family="paragraph" style:parent-style-name="Text_20_body" style:list-style-name="L1">
      <style:paragraph-properties fo:margin-left="0cm" fo:margin-right="0cm" fo:margin-top="0cm" fo:margin-bottom="0.106cm" style:contextual-spacing="false" fo:text-align="start" style:justify-single-word="false" fo:orphans="2" fo:widows="2" fo:text-indent="0cm" style:auto-text-indent="false" fo:padding="0cm" fo:border="none"/>
      <style:text-properties style:font-name="Liberation Serif" fo:font-size="12pt" officeooo:paragraph-rsid="0007e97b" style:font-size-asian="12pt" style:font-size-complex="12pt"/>
    </style:style>
    <style:style style:name="P11" style:family="paragraph" style:parent-style-name="Text_20_body">
      <style:text-properties officeooo:paragraph-rsid="0007e97b"/>
    </style:style>
    <style:style style:name="P12" style:family="paragraph" style:parent-style-name="Text_20_body">
      <style:text-properties officeooo:rsid="0007e97b" officeooo:paragraph-rsid="0007e97b"/>
    </style:style>
    <style:style style:name="P13" style:family="paragraph" style:parent-style-name="Text_20_body">
      <style:text-properties officeooo:rsid="000999fa" officeooo:paragraph-rsid="000999fa"/>
    </style:style>
    <style:style style:name="P14" style:family="paragraph" style:parent-style-name="Text_20_body">
      <style:text-properties officeooo:paragraph-rsid="000999fa"/>
    </style:style>
    <style:style style:name="T1" style:family="text">
      <style:text-properties officeooo:rsid="0007944c"/>
    </style:style>
    <style:style style:name="T2" style:family="text">
      <style:text-properties fo:font-variant="normal" fo:text-transform="none" fo:color="#202124" loext:opacity="100%" style:font-name="Liberation Serif" fo:font-size="12pt" fo:letter-spacing="normal" fo:font-style="normal" fo:font-weight="normal" style:font-size-asian="12pt" style:font-size-complex="12pt"/>
    </style:style>
    <style:style style:name="T3" style:family="text">
      <style:text-properties fo:font-variant="normal" fo:text-transform="none" fo:color="#202124" loext:opacity="100%" style:font-name="Liberation Serif" fo:font-size="12pt" fo:letter-spacing="normal" fo:font-style="normal" fo:font-weight="normal" officeooo:rsid="0007944c" style:font-size-asian="12pt" style:font-size-complex="12pt"/>
    </style:style>
    <style:style style:name="T4" style:family="text">
      <style:text-properties fo:font-variant="normal" fo:text-transform="none" fo:color="#202124" loext:opacity="100%" style:font-name="Liberation Serif" fo:font-size="12pt" fo:letter-spacing="normal" fo:font-style="normal" fo:font-weight="normal" officeooo:rsid="0007944c" style:font-size-asian="12pt" style:font-size-complex="12pt" loext:padding="0cm" loext:border="none"/>
    </style:style>
    <style:style style:name="T5" style:family="text">
      <style:text-properties fo:font-variant="normal" fo:text-transform="none" fo:color="#202124" loext:opacity="100%" style:font-name="Liberation Serif" fo:font-size="13pt" fo:letter-spacing="normal" fo:font-style="normal" fo:font-weight="normal" officeooo:rsid="0007944c" style:font-size-asian="13pt" style:font-size-complex="13pt" loext:padding="0cm" loext:border="none"/>
    </style:style>
    <style:style style:name="T6" style:family="text">
      <style:text-properties fo:font-variant="normal" fo:text-transform="none" fo:color="#202124" loext:opacity="100%" style:font-name="Liberation Serif" fo:font-size="13pt" fo:letter-spacing="normal" fo:font-style="normal" fo:font-weight="normal" officeooo:rsid="0007944c" style:font-size-asian="13pt" style:font-weight-asian="normal" style:font-size-complex="13pt" style:font-weight-complex="normal" loext:padding="0cm" loext:border="none"/>
    </style:style>
    <style:style style:name="T7" style:family="text">
      <style:text-properties fo:font-variant="normal" fo:text-transform="none" fo:color="#202124" loext:opacity="100%" style:font-name="Liberation Serif" fo:font-size="13pt" fo:letter-spacing="normal" fo:font-style="normal" fo:font-weight="normal" officeooo:rsid="0007e97b" style:font-size-asian="13pt" style:font-weight-asian="normal" style:font-size-complex="13pt" style:font-weight-complex="normal" loext:padding="0cm" loext:border="none"/>
    </style:style>
    <style:style style:name="T8" style:family="text">
      <style:text-properties fo:font-variant="normal" fo:text-transform="none" fo:color="#202124" loext:opacity="100%" style:font-name="Liberation Serif" fo:font-size="13pt" fo:letter-spacing="normal" fo:font-style="normal" fo:font-weight="normal" style:font-size-asian="13pt" style:font-weight-asian="normal" style:font-size-complex="13pt" style:font-weight-complex="normal" loext:padding="0cm" loext:border="none"/>
    </style:style>
    <style:style style:name="T9" style:family="text">
      <style:text-properties fo:font-variant="normal" fo:text-transform="none" fo:color="#202124" loext:opacity="100%" fo:letter-spacing="normal" fo:font-style="normal" fo:font-weight="normal"/>
    </style:style>
    <style:style style:name="T10" style:family="text">
      <style:text-properties fo:font-variant="normal" fo:text-transform="none" fo:color="#202124" loext:opacity="100%" fo:letter-spacing="normal" fo:font-style="normal" officeooo:rsid="0007944c" loext:padding="0cm" loext:border="none"/>
    </style:style>
    <style:style style:name="T11" style:family="text">
      <style:text-properties style:font-name="Liberation Serif"/>
    </style:style>
    <style:style style:name="T12" style:family="text">
      <style:text-properties officeooo:rsid="000999fa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t Coffret Gourmands</text:p>
      <text:p text:style-name="P1"/>
      <text:p text:style-name="P1"/>
      <text:p text:style-name="P2"><text:bookmark text:name="docs-internal-guid-4f96d5a1-7fff-e576-ca77-43e54c4c8508"/>1.1 Rédiger les principes de fonctionnement d’une boutique en ligne.</text:p>
      <text:p text:style-name="P3">1.2 Décrire les caractéristiques principales du statut de micro-entrepreneur.</text:p>
      <text:p text:style-name="P3">1.3 Y a t il des points particuliers à signaler lorsque le projet est porté par un étudiant ?</text:p>
      <text:p text:style-name="P11"><text:line-break/><text:span text:style-name="T1">1,1) Voici les principaux fonctionnements d’une boutique en ligne: </text:span><text:span text:style-name="T5">C’est une plateforme en ligne ou des produits y sont présenté par des entreprises et peuvent être acheter via des moyens de paiements sécurisé, les produits vendus sont préparé et expédiés et un service après-vente est également fourni.</text:span></text:p>
      <text:p text:style-name="P7"><text:span text:style-name="T4">1- Déterminer le secteur d'activité </text:span><text:span text:style-name="T5"><text:s text:c="116"/></text:span><text:span text:style-name="T2">2- Analyser la concurrence. </text:span></text:p>
      <text:p text:style-name="P7"><text:span text:style-name="T2">3- Préparer un cahier des charges. </text:span></text:p>
      <text:p text:style-name="P7"><text:span text:style-name="T3">4</text:span><text:span text:style-name="T2">- Obtenir un catalogue de produits.</text:span></text:p>
      <text:list xml:id="list1726801171" text:style-name="L1">
        <text:list-header>
          <text:p text:style-name="P4">5- Choisir les moyens de paiement. </text:p>
          <text:p text:style-name="P4">6- Choisir les modes de livraison.</text:p>
          <text:p text:style-name="P4">7- Trouver un prestataire.</text:p>
          <text:p text:style-name="P10"><text:span text:style-name="T9">8- Rédiger les descriptifs des produits.</text:span></text:p>
          <text:p text:style-name="P6"><text:span text:style-name="T2">9- Rédiger le contenu du site</text:span></text:p>
          <text:p text:style-name="P6"><text:span text:style-name="T4">10-mettre en ligne le site</text:span></text:p>
        </text:list-header>
      </text:list>
      <text:p text:style-name="Text_20_body"/>
      <text:p text:style-name="P8"><text:span text:style-name="T5">1.2)</text:span><text:span text:style-name="T6">.Voici les différentes </text:span><text:span text:style-name="T7">caractéristiques du micro-entrepreneur : </text:span></text:p>
      <text:p text:style-name="P12"><text:span text:style-name="T7">I</text:span><text:span text:style-name="T8">l est similaire au « auto-entrepreneur » et il est soumis à un régime fiscal et social simplifié. Celui-ci lui permet d’exercer très facilement une petite activité professionnelle indépendante générant un chiffre d’affaires inférieur à un certain seuil.</text:span></text:p>
      <text:p text:style-name="P9"><text:span text:style-name="T10"/></text:p>
      <text:p text:style-name="Text_20_body"/>
      <text:p text:style-name="P5">1,3) <text:s/><text:span text:style-name="T11">Le Statut National Étudiant-Entrepreneur (SNEE) est accessible sur tout le territoire français. Il permet de construire et de développer votre projet en bénéficiant d’un accompagnement quelle que soit la démarche entrepreneuriale.</text:span></text:p>
      <text:p text:style-name="P5"/>
      <text:p text:style-name="P12">Mission 2 : </text:p>
      <text:p text:style-name="P12">2,1 : Le budget est un peu court mais on va essayer de faire au mieux.</text:p>
      <text:p text:style-name="P12">Voici l’imprimante : <text:a xlink:type="simple" xlink:href="https://www.dbs-impressions.com/multifonction-couleur-epson-wf-c5890dwf-c11ck23401-c2x40198954" text:style-name="Internet_20_link" text:visited-style-name="Visited_20_Internet_20_Link">https://www.dbs-impressions.com/multifonction-couleur-epson-wf-c5890dwf-c11ck23401-c2x40198954</text:a> </text:p>
      <text:p text:style-name="P13"><text:soft-page-break/>Voici l’ordinateur portable : <text:a xlink:type="simple" xlink:href="https://www.dell.com/fr-fr/shop/ordinateurs-portables-et-2-en-1/ordinateur-portable-inspiron-14-2-en-1/spd/inspiron-14-7430-2-in-1-laptop/cn74505sc" text:style-name="Internet_20_link" text:visited-style-name="Visited_20_Internet_20_Link">https://www.dell.com/fr-fr/shop/ordinateurs-portables-et-2-en-1/ordinateur-portable-inspiron-14-2-en-1/spd/inspiron-14-7430-2-in-1-laptop/cn74505sc</text:a></text:p>
      <text:p text:style-name="P13">Voici l’appareil photo numérique : <text:a xlink:type="simple" xlink:href="https://www.cdiscount.com/photo-numerique/reflex-numerique/canon-eos-1100d-18-55-iii/f-1121318-mkp8714574501987.html#mpos=0" text:style-name="Internet_20_link" text:visited-style-name="Visited_20_Internet_20_Link">https://www.cdiscount.com/photo-numerique/reflex-numerique/canon-eos-1100d-18-55-iii/f-1121318-mkp8714574501987.html#mpos=0</text:a><text:a xlink:type="simple" xlink:href="https://www.cdiscount.com/photo-numerique/reflex-numerique/canon-eos-1100d-18-55-iii/f-1121318-mkp8714574501987.html#mpos=0%7Cmp" text:style-name="Internet_20_link" text:visited-style-name="Visited_20_Internet_20_Link">|mp</text:a></text:p>
      <text:p text:style-name="P13">Voici les composants :</text:p>
      <text:p text:style-name="P14"><text:span text:style-name="T12">RAM : </text:span><text:a xlink:type="simple" xlink:href="https://www.ldlc.com/fiche/PB00564686.html" text:style-name="Internet_20_link" text:visited-style-name="Visited_20_Internet_20_Link">Crucial Pro DDR5 32 Go 5600 MHz CL46 - Mémoire PC - LDLC</text:a> </text:p>
      <text:p text:style-name="P13">SSD : <text:a xlink:type="simple" xlink:href="https://www.ldlc.com/fiche/PB00265002.html" text:style-name="Internet_20_link" text:visited-style-name="Visited_20_Internet_20_Link">https://www.ldlc.com/fiche/PB00265002.html</text:a></text:p>
      <text:p text:style-name="P1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sans-serif"/>
    <style:font-face style:name="Google Sans" svg:font-family="'Google Sans', arial, sans-serif"/>
    <style:font-face style:name="IBM Plex Sans" svg:font-family="'IBM Plex Sans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unito" svg:font-family="Nunito, sans-serif"/>
    <style:font-face style:name="Open Sans" svg:font-family="'Open Sans', Arial, Helvetica, sans-serif"/>
    <style:font-face style:name="Open Sans1" svg:font-family="'Open Sans', Helvetica, Arial, Lucida, sans-serif"/>
    <style:font-face style:name="OpenSymbol" svg:font-family="OpenSymbol" style:font-charset="x-symbol"/>
    <style:font-face style:name="arial" svg:font-family="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19T10:41:45.543000000</meta:creation-date>
    <dc:date>2023-09-19T12:49:29.692000000</dc:date>
    <meta:editing-duration>PT2H7M44S</meta:editing-duration>
    <meta:editing-cycles>3</meta:editing-cycles>
    <meta:generator>LibreOffice/7.5.3.2$Windows_X86_64 LibreOffice_project/9f56dff12ba03b9acd7730a5a481eea045e468f3</meta:generator>
    <meta:document-statistic meta:table-count="0" meta:image-count="0" meta:object-count="0" meta:page-count="2" meta:paragraph-count="25" meta:word-count="281" meta:character-count="2240" meta:non-whitespace-character-count="1865"/>
  </office:meta>
</office:document-meta>
</file>